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006699"/>
    </style:style>
    <style:style style:name="P4" style:family="paragraph" style:parent-style-name="Standard">
      <style:text-properties fo:color="#006699" fo:font-size="36pt" style:font-size-asian="36pt" style:font-size-complex="36pt"/>
    </style:style>
    <style:style style:name="P5" style:family="paragraph" style:parent-style-name="Standard">
      <style:text-properties fo:color="#006699" fo:font-size="20pt" style:font-size-asian="20pt" style:font-size-complex="20pt"/>
    </style:style>
    <style:style style:name="P6" style:family="paragraph" style:parent-style-name="Standard" style:list-style-name="L1">
      <style:text-properties fo:color="#006699" fo:font-size="20pt" style:font-size-asian="20pt" style:font-size-complex="20pt"/>
    </style:style>
    <style:style style:name="P7" style:family="paragraph" style:parent-style-name="Standard" style:list-style-name="L3">
      <style:text-properties fo:color="#006699" fo:font-size="20pt" style:font-size-asian="20pt" style:font-size-complex="20pt"/>
    </style:style>
    <style:style style:name="P8" style:family="paragraph" style:parent-style-name="Standard">
      <style:text-properties fo:font-size="36pt" style:font-size-asian="36pt" style:font-size-complex="36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text-properties fo:color="#00ccff"/>
    </style:style>
    <style:style style:name="P11" style:family="paragraph" style:parent-style-name="Standard" style:list-style-name="L3"/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fo:color="#3399ff"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333ff"/>
    </style:style>
    <style:style style:name="T7" style:family="text">
      <style:text-properties fo:color="#3333ff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7">What Are Quad Trees?</text:span></text:p>
      <text:p text:style-name="P3"/>
      <text:p text:style-name="P5">-Tree Data structure used to represent/partition space</text:p>
      <text:p text:style-name="P5"/>
      <text:p text:style-name="P5">-root will represent the entire space</text:p>
      <text:p text:style-name="P5"/>
      <text:p text:style-name="P5">-In general – each node will have either 4 or 0 children</text:p>
      <text:p text:style-name="P5"/>
      <text:p text:style-name="P5">-General process – split area into 4 quadrants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4"><text:tab/><text:tab/><text:tab/><text:span text:style-name="T6">Region Quad Tree</text:span></text:p>
      <text:p text:style-name="P4"/>
      <text:p text:style-name="P5">-root is entire space</text:p>
      <text:p text:style-name="P5"/>
      <text:p text:style-name="P5">-4 children per node</text:p>
      <text:p text:style-name="P5"/>
      <text:p text:style-name="P3"><text:span text:style-name="T5">-Objects are stored in the leafs</text:span></text:p>
      <text:p text:style-name="P3"><text:span text:style-name="T5"/></text:p>
      <text:p text:style-name="P3"><text:span text:style-name="T5">-Objects in between regions can be stored in parent or as duplicates</text:span></text:p>
      <text:p text:style-name="Standard"><text:span text:style-name="T3"/></text:p>
      <text:p text:style-name="Standard"><text:span text:style-name="T3"><text:tab/><text:tab/><text:tab/><text:tab/><text:tab/></text:span><text:span text:style-name="T4">Query</text:span></text:p>
      <text:p text:style-name="P5">-O(h) for traversal</text:p>
      <text:p text:style-name="P5">-(n+h) worst case for points – all points may be in same quadrant</text:p>
      <text:p text:style-name="P3"><text:span text:style-name="T5"/></text:p>
      <text:p text:style-name="Standard"/>
      <text:p text:style-name="Standard"><text:tab/><text:tab/><text:tab/><text:tab/><text:tab/><text:span text:style-name="T7">Insertion</text:span></text:p>
      <text:p text:style-name="P5">-Start at root, and traverse through all the quadrants the point is in. When you reach a leaf node, add <text:s/>point to list of points - O(h)</text:p>
      <text:p text:style-name="P5">-If you exceed some number of points, split the leaf into quadrants and redistribute the points</text:p>
      <text:list xml:id="list8888586117882510556" text:style-name="L1">
        <text:list-item>
          <text:p text:style-name="P6">* deletion is very similar</text:p>
        </text:list-item>
      </text:list>
      <text:p text:style-name="Standard"/>
      <text:p text:style-name="Standard"><text:tab/><text:tab/><text:tab/><text:span text:style-name="T7">Checking Neighbors</text:span></text:p>
      <text:p text:style-name="P5">-There will be times when you need to check the neighbors <text:soft-page-break/>of a node</text:p>
      <text:p text:style-name="P5">-very simple – traverse up until you find a common ancestor, then traverse back down </text:p>
      <text:p text:style-name="Standard"/>
      <text:p text:style-name="Standard"/>
      <text:p text:style-name="Standard"/>
      <text:p text:style-name="Standard"><text:tab/><text:tab/><text:tab/><text:tab/><text:span text:style-name="T2">Application 1:</text:span></text:p>
      <text:p text:style-name="Standard"><text:tab/><text:tab/><text:tab/><text:span text:style-name="T2">Collision Detection</text:span></text:p>
      <text:p text:style-name="P9">-Used in games or to simulations (particle collission)</text:p>
      <text:p text:style-name="P9">-Can be used in any dimension – nodes have 2^d pointers</text:p>
      <text:p text:style-name="P9">-example: 3D – 8 pointers</text:p>
      <text:p text:style-name="P9"/>
      <text:p text:style-name="P9">How to do it:</text:p>
      <text:p text:style-name="P5">-Traverse to leaf the same as in insert</text:p>
      <text:p text:style-name="P5">-Run collission detection algorithm for all points in that quadrant</text:p>
      <text:p text:style-name="P5"/>
      <text:p text:style-name="P5">-If storing duplicates – need outside structure</text:p>
      <text:p text:style-name="P5"/>
      <text:p text:style-name="P5">-Why this structure is good for collision detection?</text:p>
      <text:list xml:id="list3546618969490844376" text:style-name="L3">
        <text:list-item>
          <text:p text:style-name="P7">with the way we partition the space, we don't have to run a costly collision algorithm on objects that can't possibly collide</text:p>
        </text:list-item>
        <text:list-item>
          <text:p text:style-name="P11"/>
        </text:list-item>
      </text:list>
      <text:p text:style-name="Standard"><text:a xlink:type="simple" xlink:href="https://www.youtube.com/watch?v=TJzq_kjtGTc" text:style-name="Internet_20_link" text:visited-style-name="Visited_20_Internet_20_Link">Collission Video</text:a> </text:p>
      <text:p text:style-name="Standard"><text:a xlink:type="simple" xlink:href="https://www.youtube.com/watch?v=fuexOsLOfl0" text:style-name="Internet_20_link" text:visited-style-name="Visited_20_Internet_20_Link">Collission Video2</text:a> </text:p>
      <text:p text:style-name="Standard"/>
      <text:p text:style-name="Standard"/>
      <text:p text:style-name="Standard"/>
      <text:p text:style-name="Standard"/>
      <text:p text:style-name="Standard"><text:tab/><text:tab/><text:span text:style-name="T7">Application 2: Image</text:span></text:p>
      <text:p text:style-name="P8"/>
      <text:p text:style-name="P5"><text:soft-page-break/>-Can be used to represent an image where the length and width must be powers of two</text:p>
      <text:p text:style-name="P5">-root is entire image</text:p>
      <text:p text:style-name="P5">-you keep splitting until you reach leaf nodes that only contains 0's or 1's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><text:tab/><text:tab/><text:tab/><text:tab/><text:tab/>PR(Point Region) QuadTree</text:p>
      <text:p text:style-name="Standard"/>
      <text:p text:style-name="P5">-very similar to a binary tree</text:p>
      <text:p text:style-name="P5">-Balanced – H = log4n</text:p>
      <text:p text:style-name="P5"><text:soft-page-break/>- instead of “left” and “right”, “NW”, “NE”, “SW”, “SE”</text:p>
      <text:p text:style-name="P5"/>
      <text:p text:style-name="P5">-Divide into quadrants until each quadrant holds at most 1 point</text:p>
      <text:p text:style-name="P5">-The Nodes in this structure hold some sort of point object/structure</text:p>
      <text:p text:style-name="P5"/>
      <text:p text:style-name="P5">-point – key = coordinates</text:p>
      <text:p text:style-name="P5"/>
      <text:p text:style-name="P5">-value – name,etc..</text:p>
      <text:p text:style-name="Standard"/>
      <text:p text:style-name="Standard"/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https://wiki.cs.umd.edu/cmsc420/index.php?title=PR_Quadtree</text:p>
      <text:p text:style-name="Standard"><text:a xlink:type="simple" xlink:href="https://www.youtube.com/watch?v=7JNsP_vgvp0" text:style-name="Internet_20_link" text:visited-style-name="Visited_20_Internet_20_Link">https://www.youtube.com/watch?v=7JNsP_vgvp0</text:a></text:p>
      <text:p text:style-name="Standard">https://www.youtube.com/watch?v=fuexOsLOfl0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6:50:33.45</dc:date>
    <dc:creator>Alan Solitar</dc:creator>
    <meta:editing-duration>PT8H59M18S</meta:editing-duration>
    <meta:editing-cycles>112</meta:editing-cycles>
    <meta:generator>OpenOffice/4.1.1$Win32 OpenOffice.org_project/411m6$Build-9775</meta:generator>
    <meta:document-statistic meta:table-count="0" meta:image-count="2" meta:object-count="0" meta:page-count="6" meta:paragraph-count="62" meta:word-count="375" meta:character-count="2554"/>
  </office:meta>
</office:document-meta>
</file>